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Webdings" svg:font-family="Webdings" style:font-adornments="Oblique" style:font-family-generic="roman"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5" style:family="table">
      <style:table-properties style:width="9.151cm" table:align="margins"/>
    </style:style>
    <style:style style:name="Tableau15.A" style:family="table-column">
      <style:table-column-properties style:column-width="1.411cm" style:rel-column-width="10107*"/>
    </style:style>
    <style:style style:name="Tableau15.B" style:family="table-column">
      <style:table-column-properties style:column-width="1.007cm" style:rel-column-width="7217*"/>
    </style:style>
    <style:style style:name="Tableau15.C" style:family="table-column">
      <style:table-column-properties style:column-width="2.773cm" style:rel-column-width="19854*"/>
    </style:style>
    <style:style style:name="Tableau15.D" style:family="table-column">
      <style:table-column-properties style:column-width="1.265cm" style:rel-column-width="9053*"/>
    </style:style>
    <style:style style:name="Tableau15.E" style:family="table-column">
      <style:table-column-properties style:column-width="2.695cm" style:rel-column-width="19304*"/>
    </style:style>
    <style:style style:name="Tableau15.1" style:family="table-row">
      <style:table-row-properties style:row-height="0.801cm"/>
    </style:style>
    <style:style style:name="Tableau15.A1" style:family="table-cell" style:data-style-name="N0">
      <style:table-cell-properties style:vertical-align="middle" fo:background-color="transparent" fo:padding="0.097cm" fo:border="none">
        <style:background-image/>
      </style:table-cell-properties>
    </style:style>
    <style:style style:name="Tableau15.B1" style:family="table-cell">
      <style:table-cell-properties style:vertical-align="middle" fo:background-color="transparent" fo:padding="0.097cm" fo:border="none">
        <style:background-image/>
      </style:table-cell-properties>
    </style:style>
    <style:style style:name="Tableau15.C1" style:family="table-cell">
      <style:table-cell-properties style:vertical-align="middle" fo:background-color="transparent" fo:padding="0.097cm" fo:border="none">
        <style:background-image/>
      </style:table-cell-properties>
    </style:style>
    <style:style style:name="Tableau15.D1" style:family="table-cell">
      <style:table-cell-properties style:vertical-align="middle" fo:background-color="transparent" fo:padding="0.097cm" fo:border="none">
        <style:background-image/>
      </style:table-cell-properties>
    </style:style>
    <style:style style:name="Tableau15.E1" style:family="table-cell">
      <style:table-cell-properties style:vertical-align="middle" fo:background-color="#a9ce7b" fo:padding="0.097cm" fo:border="2pt solid #ffffff">
        <style:background-image/>
      </style:table-cell-properties>
    </style:style>
    <style:style style:name="Tableau15.A2" style:family="table-cell">
      <style:table-cell-properties style:vertical-align="middle" fo:background-color="#ecf191" fo:padding="0.097cm" fo:border="2pt solid #ffffff">
        <style:background-image/>
      </style:table-cell-properties>
    </style:style>
    <style:style style:name="Tableau15.B2" style:family="table-cell">
      <style:table-cell-properties style:vertical-align="middle" fo:background-color="transparent" fo:padding="0.097cm" fo:border="none">
        <style:background-image/>
      </style:table-cell-properties>
    </style:style>
    <style:style style:name="Tableau15.C2" style:family="table-cell">
      <style:table-cell-properties style:vertical-align="middle" fo:background-color="transparent" fo:padding="0.097cm" fo:border="none">
        <style:background-image/>
      </style:table-cell-properties>
    </style:style>
    <style:style style:name="Tableau15.D2" style:family="table-cell">
      <style:table-cell-properties style:vertical-align="middle" fo:background-color="transparent" fo:padding="0.097cm" fo:border="none">
        <style:background-image/>
      </style:table-cell-properties>
    </style:style>
    <style:style style:name="Tableau15.E2" style:family="table-cell">
      <style:table-cell-properties style:vertical-align="middle" fo:background-color="#a9ce7b" fo:padding="0.097cm" fo:border-left="2pt solid #ffffff" fo:border-right="2pt solid #ffffff" fo:border-top="none" fo:border-bottom="2pt solid #ffffff">
        <style:background-image/>
      </style:table-cell-properties>
    </style:style>
    <style:style style:name="Tableau15.A3" style:family="table-cell">
      <style:table-cell-properties style:vertical-align="middle" fo:background-color="#ecf191" fo:padding="0.097cm" fo:border-left="2pt solid #ffffff" fo:border-right="2pt solid #ffffff" fo:border-top="none" fo:border-bottom="2pt solid #ffffff">
        <style:background-image/>
      </style:table-cell-properties>
    </style:style>
    <style:style style:name="Tableau15.B3" style:family="table-cell">
      <style:table-cell-properties style:vertical-align="middle" fo:background-color="transparent" fo:padding="0.097cm" fo:border="none">
        <style:background-image/>
      </style:table-cell-properties>
    </style:style>
    <style:style style:name="Tableau15.C3" style:family="table-cell">
      <style:table-cell-properties style:vertical-align="middle" fo:background-color="transparent" fo:padding="0.097cm" fo:border="none">
        <style:background-image/>
      </style:table-cell-properties>
    </style:style>
    <style:style style:name="Tableau15.D3" style:family="table-cell">
      <style:table-cell-properties style:vertical-align="middle" fo:background-color="transparent" fo:padding="0.097cm" fo:border="none">
        <style:background-image/>
      </style:table-cell-properties>
    </style:style>
    <style:style style:name="Tableau15.E3" style:family="table-cell">
      <style:table-cell-properties style:vertical-align="middle" fo:background-color="#a9ce7b" fo:padding="0.097cm" fo:border-left="2pt solid #ffffff" fo:border-right="2pt solid #ffffff" fo:border-top="none" fo:border-bottom="2pt solid #ffffff">
        <style:background-image/>
      </style:table-cell-properties>
    </style:style>
    <style:style style:name="Tableau15.A4" style:family="table-cell">
      <style:table-cell-properties style:vertical-align="middle" fo:background-color="#ecf191" fo:padding="0.097cm" fo:border-left="2pt solid #ffffff" fo:border-right="2pt solid #ffffff" fo:border-top="none" fo:border-bottom="2pt solid #ffffff">
        <style:background-image/>
      </style:table-cell-properties>
    </style:style>
    <style:style style:name="Tableau15.B4" style:family="table-cell">
      <style:table-cell-properties style:vertical-align="middle" fo:background-color="transparent" fo:padding="0.097cm" fo:border="none">
        <style:background-image/>
      </style:table-cell-properties>
    </style:style>
    <style:style style:name="Tableau15.C4" style:family="table-cell">
      <style:table-cell-properties style:vertical-align="middle" fo:background-color="transparent" fo:padding="0.097cm" fo:border="none">
        <style:background-image/>
      </style:table-cell-properties>
    </style:style>
    <style:style style:name="Tableau15.D4" style:family="table-cell">
      <style:table-cell-properties style:vertical-align="middle" fo:background-color="transparent" fo:padding="0.097cm" fo:border="none">
        <style:background-image/>
      </style:table-cell-properties>
    </style:style>
    <style:style style:name="Tableau15.E4" style:family="table-cell">
      <style:table-cell-properties style:vertical-align="middle" fo:background-color="#a9ce7b" fo:padding="0.097cm" fo:border-left="2pt solid #ffffff" fo:border-right="2pt solid #ffffff" fo:border-top="none" fo:border-bottom="2pt solid #ffffff">
        <style:background-image/>
      </style:table-cell-properties>
    </style:style>
    <style:style style:name="Tableau15.5" style:family="table-row">
      <style:table-row-properties style:row-height="1.199cm"/>
    </style:style>
    <style:style style:name="Tableau15.A5" style:family="table-cell">
      <style:table-cell-properties style:vertical-align="middle" fo:background-color="#ecf191" fo:padding="0.097cm" fo:border-left="2pt solid #ffffff" fo:border-right="2pt solid #ffffff" fo:border-top="none" fo:border-bottom="2pt solid #ffffff">
        <style:background-image/>
      </style:table-cell-properties>
    </style:style>
    <style:style style:name="Tableau15.B5" style:family="table-cell">
      <style:table-cell-properties style:vertical-align="middle" fo:background-color="transparent" fo:padding="0.097cm" fo:border="none">
        <style:background-image/>
      </style:table-cell-properties>
    </style:style>
    <style:style style:name="Tableau15.C5" style:family="table-cell">
      <style:table-cell-properties style:vertical-align="middle" fo:background-color="transparent" fo:padding="0.097cm" fo:border="none">
        <style:background-image/>
      </style:table-cell-properties>
    </style:style>
    <style:style style:name="Tableau15.D5" style:family="table-cell">
      <style:table-cell-properties style:vertical-align="middle" fo:background-color="transparent" fo:padding="0.097cm" fo:border="none">
        <style:background-image/>
      </style:table-cell-properties>
    </style:style>
    <style:style style:name="Tableau15.E5" style:family="table-cell">
      <style:table-cell-properties style:vertical-align="" fo:background-color="#a9ce7b" fo:padding="0.097cm" fo:border-left="2pt solid #ffffff" fo:border-right="2pt solid #ffffff" fo:border-top="none" fo:border-bottom="2pt solid #ffffff">
        <style:background-image/>
      </style:table-cell-properties>
    </style:style>
    <style:style style:name="Tableau15.A6" style:family="table-cell" style:data-style-name="N0">
      <style:table-cell-properties style:vertical-align="middle" fo:padding="0.097cm" fo:border="none"/>
    </style:style>
    <style:style style:name="Tableau15.B6" style:family="table-cell">
      <style:table-cell-properties style:vertical-align="middle" fo:background-color="transparent" fo:padding="0.097cm" fo:border="none">
        <style:background-image/>
      </style:table-cell-properties>
    </style:style>
    <style:style style:name="Tableau15.C6" style:family="table-cell">
      <style:table-cell-properties style:vertical-align="middle" fo:background-color="transparent" fo:padding="0.097cm" fo:border="none">
        <style:background-image/>
      </style:table-cell-properties>
    </style:style>
    <style:style style:name="Tableau15.D6" style:family="table-cell">
      <style:table-cell-properties style:vertical-align="middle" fo:background-color="transparent" fo:padding="0.097cm" fo:border="none">
        <style:background-image/>
      </style:table-cell-properties>
    </style:style>
    <style:style style:name="Tableau15.E6" style:family="table-cell">
      <style:table-cell-properties style:vertical-align="middle" fo:background-color="#a9ce7b" fo:padding="0.097cm" fo:border-left="2pt solid #ffffff" fo:border-right="2pt solid #ffffff" fo:border-top="none" fo:border-bottom="2pt solid #ffffff">
        <style:background-image/>
      </style:table-cell-properties>
    </style:style>
    <style:style style:name="P1" style:family="paragraph" style:parent-style-name="_5f_En-tête">
      <style:text-properties officeooo:paragraph-rsid="004f366d"/>
    </style:style>
    <style:style style:name="P2" style:family="paragraph" style:parent-style-name="_5f_En-tête">
      <style:text-properties fo:font-size="16pt" officeooo:rsid="004f366d" officeooo:paragraph-rsid="004f366d" style:font-size-asian="16pt" style:font-size-complex="16pt"/>
    </style:style>
    <style:style style:name="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 fo:font-size="11pt" fo:font-style="italic" fo:text-shadow="1pt 1pt" fo:font-weight="bold"/>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 fo:font-size="11pt" fo:font-style="italic" fo:text-shadow="1pt 1pt" fo:font-weight="bold"/>
    </style:style>
    <style:style style:name="P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 fo:font-size="11pt" fo:font-style="italic" fo:text-shadow="1pt 1pt" fo:font-weight="bold"/>
    </style:style>
    <style:style style:name="P6"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Header">
      <style:text-properties fo:font-size="14pt" style:font-size-asian="14pt" style:font-size-complex="14pt"/>
    </style:style>
    <style:style style:name="P12" style:family="paragraph" style:parent-style-name="Header">
      <style:paragraph-properties fo:text-align="end" style:justify-single-word="false"/>
      <style:text-properties fo:font-size="12pt" style:font-size-asian="12pt" style:font-size-complex="12pt"/>
    </style:style>
    <style:style style:name="P13" style:family="paragraph" style:parent-style-name="Header">
      <style:text-properties fo:font-size="3pt" style:font-size-asian="4pt" style:font-size-complex="4pt"/>
    </style:style>
    <style:style style:name="P14" style:family="paragraph" style:parent-style-name="Standard">
      <style:text-properties fo:font-size="2pt" style:font-size-asian="2pt" style:font-size-complex="2pt"/>
    </style:style>
    <style:style style:name="P15" style:family="paragraph" style:parent-style-name="Standard">
      <style:text-properties fo:font-size="6pt" style:font-size-asian="6pt" style:font-size-complex="6pt"/>
    </style:style>
    <style:style style:name="P16"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P17"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P18"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Footer">
      <style:text-properties officeooo:rsid="00178920" officeooo:paragraph-rsid="00178920"/>
    </style:style>
    <style:style style:name="P21" style:family="paragraph" style:parent-style-name="Footer">
      <style:text-properties officeooo:paragraph-rsid="003341e8"/>
    </style:style>
    <style:style style:name="P22"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Table_20_Contents">
      <style:paragraph-properties fo:text-align="end" style:justify-single-word="false"/>
      <style:text-properties style:font-name="Bitstream Vera Sans2" fo:font-size="10pt" officeooo:paragraph-rsid="004ca9a1"/>
    </style:style>
    <style:style style:name="P26" style:family="paragraph" style:parent-style-name="_5f_Paragraphe_20_livret_20_">
      <style:paragraph-properties fo:text-align="end" style:justify-single-word="false"/>
      <style:text-properties officeooo:paragraph-rsid="004ca9a1"/>
    </style:style>
    <style:style style:name="P27" style:family="paragraph" style:parent-style-name="_5f_Paragraphe_20_livret_20_" style:master-page-name="">
      <style:paragraph-properties fo:margin-top="0cm" fo:margin-bottom="0cm" loext:contextual-spacing="false" fo:text-align="center" style:justify-single-word="false" style:page-number="auto">
        <style:tab-stops/>
      </style:paragraph-properties>
      <style:text-properties officeooo:paragraph-rsid="004ca9a1"/>
    </style:style>
    <style:style style:name="P28" style:family="paragraph" style:parent-style-name="_5f_Paragraphe_20_livret_20_réponse_20_élève">
      <style:paragraph-properties fo:margin-top="0cm" fo:margin-bottom="0cm" loext:contextual-spacing="false">
        <style:tab-stops>
          <style:tab-stop style:position="9.2cm" style:type="right" style:leader-style="dotted" style:leader-text="."/>
        </style:tab-stops>
      </style:paragraph-properties>
      <style:text-properties officeooo:paragraph-rsid="0051d35e"/>
    </style:style>
    <style:style style:name="P29" style:family="paragraph" style:parent-style-name="Table_20_Contents">
      <style:paragraph-properties fo:margin-top="0cm" fo:margin-bottom="0cm" loext:contextual-spacing="false" fo:text-align="start" style:justify-single-word="false">
        <style:tab-stops>
          <style:tab-stop style:position="3.678cm"/>
        </style:tab-stops>
      </style:paragraph-properties>
      <style:text-properties fo:color="#000000" style:font-name="Webdings" fo:font-size="6pt" officeooo:paragraph-rsid="004ca9a1" style:font-name-asian="Webdings" style:font-size-asian="6pt" style:font-name-complex="Webdings" style:font-size-complex="6pt"/>
    </style:style>
    <style:style style:name="P30" style:family="paragraph" style:parent-style-name="Table_20_Contents">
      <style:paragraph-properties fo:margin-top="0cm" fo:margin-bottom="0cm" loext:contextual-spacing="false" fo:text-align="justify" style:justify-single-word="false">
        <style:tab-stops>
          <style:tab-stop style:position="3.678cm"/>
        </style:tab-stops>
      </style:paragraph-properties>
      <style:text-properties fo:color="#000000" style:font-name="Bitstream Vera Sans2" fo:font-size="6pt" officeooo:paragraph-rsid="004ca9a1" style:font-size-asian="6pt" style:font-size-complex="6pt"/>
    </style:style>
    <style:style style:name="P31" style:family="paragraph" style:parent-style-name="Table_20_Contents">
      <style:paragraph-properties fo:margin-top="0cm" fo:margin-bottom="0cm" loext:contextual-spacing="false" fo:text-align="justify" style:justify-single-word="false">
        <style:tab-stops>
          <style:tab-stop style:position="3.678cm"/>
        </style:tab-stops>
      </style:paragraph-properties>
      <style:text-properties fo:color="#000000" fo:font-size="6pt" officeooo:paragraph-rsid="004ca9a1" style:font-size-asian="6pt" style:font-size-complex="6pt"/>
    </style:style>
    <style:style style:name="P32" style:family="paragraph" style:parent-style-name="_5f_Paragraphe_20_livret_20_">
      <loext:graphic-properties draw:fill="none"/>
      <style:paragraph-properties fo:margin-left="0cm" fo:margin-right="0.199cm" fo:margin-top="0.101cm" fo:margin-bottom="0.101cm" loext:contextual-spacing="false" fo:text-align="end" style:justify-single-word="false" fo:text-indent="0cm" style:auto-text-indent="false" fo:background-color="transparent" style:shadow="none">
        <style:tab-stops/>
      </style:paragraph-properties>
      <style:text-properties officeooo:paragraph-rsid="004ca9a1"/>
    </style:style>
    <style:style style:name="P33" style:family="paragraph" style:parent-style-name="Table_20_Contents">
      <loext:graphic-properties draw:fill="none"/>
      <style:paragraph-properties fo:margin-left="0cm" fo:margin-right="0.101cm" fo:margin-top="0cm" fo:margin-bottom="0cm" loext:contextual-spacing="false" fo:text-align="end" style:justify-single-word="false" fo:text-indent="0cm" style:auto-text-indent="false" fo:background-color="transparent" text:number-lines="false" text:line-number="0">
        <style:tab-stops>
          <style:tab-stop style:position="3.678cm"/>
        </style:tab-stops>
      </style:paragraph-properties>
      <style:text-properties fo:color="#000000" style:font-name="Webdings" fo:font-size="6pt" officeooo:paragraph-rsid="004ca9a1" style:font-name-asian="Webdings" style:font-size-asian="6pt" style:font-name-complex="Webdings" style:font-size-complex="6pt"/>
    </style:style>
    <style:style style:name="P34" style:family="paragraph" style:parent-style-name="Table_20_Contents">
      <loext:graphic-properties draw:fill="none"/>
      <style:paragraph-properties fo:margin-left="0.101cm" fo:margin-right="0cm" fo:text-align="justify" style:justify-single-word="false" fo:text-indent="0cm" style:auto-text-indent="false" fo:background-color="transparent"/>
      <style:text-properties officeooo:paragraph-rsid="004ca9a1"/>
    </style:style>
    <style:style style:name="P35" style:family="paragraph" style:parent-style-name="Table_20_Contents">
      <loext:graphic-properties draw:fill="none"/>
      <style:paragraph-properties fo:margin-left="0.101cm" fo:margin-right="0cm" fo:text-align="justify" style:justify-single-word="false" fo:text-indent="0cm" style:auto-text-indent="false" fo:background-color="transparent"/>
      <style:text-properties style:font-name="Bitstream Vera Sans2" fo:font-size="10pt" officeooo:paragraph-rsid="004ca9a1"/>
    </style:style>
    <style:style style:name="P36" style:family="paragraph" style:parent-style-name="Table_20_Contents">
      <loext:graphic-properties draw:fill="none"/>
      <style:paragraph-properties fo:margin-left="0.101cm" fo:margin-right="0cm" fo:margin-top="0cm" fo:margin-bottom="0cm" loext:contextual-spacing="false" fo:text-align="justify" style:justify-single-word="false" fo:text-indent="0cm" style:auto-text-indent="false" fo:background-color="transparent"/>
      <style:text-properties officeooo:paragraph-rsid="004ca9a1"/>
    </style:style>
    <style:style style:name="P37"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officeooo:paragraph-rsid="004ca9a1"/>
    </style:style>
    <style:style style:name="P38"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style:font-name="Bitstream Vera Sans2" fo:font-size="10pt" officeooo:paragraph-rsid="004ca9a1"/>
    </style:style>
    <style:style style:name="P39" style:family="paragraph" style:parent-style-name="FILET_5f_POINTILLES">
      <style:paragraph-properties fo:text-align="justify" style:justify-single-word="false"/>
      <style:text-properties officeooo:paragraph-rsid="0056f505"/>
    </style:style>
    <style:style style:name="P40" style:family="paragraph" style:parent-style-name="FILET_5f_POINTILLES">
      <style:paragraph-properties style:line-height-at-least="0.7cm"/>
      <style:text-properties officeooo:paragraph-rsid="0058f4f1"/>
    </style:style>
    <style:style style:name="P41" style:family="paragraph" style:parent-style-name="FILET_5f_POINTILLES">
      <style:paragraph-properties>
        <style:tab-stops>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officeooo:paragraph-rsid="0058f4f1"/>
    </style:style>
    <style:style style:name="P42" style:family="paragraph" style:parent-style-name="FILET_5f_POINTILLES">
      <style:paragraph-properties fo:break-before="column"/>
    </style:style>
    <style:style style:name="P43" style:family="paragraph" style:parent-style-name="FILET_5f_POINTILLES">
      <style:paragraph-properties style:line-height-at-least="0.7cm" fo:break-before="column"/>
      <style:text-properties officeooo:paragraph-rsid="0058f4f1"/>
    </style:style>
    <style:style style:name="P44" style:family="paragraph" style:parent-style-name="_5f_Paragraphe_20_livret_20_" style:master-page-name="">
      <style:paragraph-properties fo:margin-top="0.199cm" fo:margin-bottom="0cm" loext:contextual-spacing="false" fo:line-height="0.43cm" fo:text-align="start" style:justify-single-word="false" style:page-number="auto" style:writing-mode="lr-tb">
        <style:tab-stops/>
      </style:paragraph-properties>
      <style:text-properties officeooo:paragraph-rsid="005b7b9e"/>
    </style:style>
    <style:style style:name="P45" style:family="paragraph" style:parent-style-name="_5f_Paragraphe_20_livret_20_">
      <style:paragraph-properties fo:margin-top="0.199cm" fo:margin-bottom="0cm" loext:contextual-spacing="false" fo:line-height="0.43cm" fo:text-align="start" style:justify-single-word="false" style:writing-mode="lr-tb">
        <style:tab-stops/>
      </style:paragraph-properties>
      <style:text-properties officeooo:paragraph-rsid="005c964c"/>
    </style:style>
    <style:style style:name="P46" style:family="paragraph" style:parent-style-name="_5f_Paragraphe_20_livret_20_">
      <style:paragraph-properties fo:margin-top="0.3cm" fo:margin-bottom="0cm" loext:contextual-spacing="false" fo:line-height="0.43cm" fo:text-align="start" style:justify-single-word="false" style:writing-mode="lr-tb"/>
      <style:text-properties officeooo:paragraph-rsid="005c964c"/>
    </style:style>
    <style:style style:name="P47" style:family="paragraph" style:parent-style-name="Exo_5f_Num" style:master-page-name="_5f_Fiche_20_éditeur_20_série_20_2_20_une_20_colonne_20_impaire_20__28_G_29_">
      <style:paragraph-properties style:page-number="46" fo:break-before="auto" fo:break-after="auto"/>
    </style:style>
    <style:style style:name="P48" style:family="paragraph" style:parent-style-name="Exo_5f_Num" style:list-style-name="Num_5f_Exo">
      <style:paragraph-properties fo:margin-top="0.6cm" fo:margin-bottom="0.101cm" loext:contextual-spacing="false"/>
      <style:text-properties officeooo:paragraph-rsid="0061ded4"/>
    </style:style>
    <style:style style:name="P49" style:family="paragraph" style:parent-style-name="Exo_5f_Num">
      <style:paragraph-properties fo:margin-top="0.73cm" fo:margin-bottom="0.101cm" loext:contextual-spacing="false"/>
      <style:text-properties officeooo:paragraph-rsid="0056f505"/>
    </style:style>
    <style:style style:name="P50" style:family="paragraph" style:parent-style-name="Exo_5f_Num">
      <style:paragraph-properties fo:margin-top="0.7cm" fo:margin-bottom="0.071cm" loext:contextual-spacing="false"/>
    </style:style>
    <style:style style:name="P51" style:family="paragraph" style:parent-style-name="FILET_5f_POINTILLES" style:list-style-name="_5f_Numérotation_20_des_20_exercices_20_livrets_20_bis">
      <style:text-properties officeooo:paragraph-rsid="0058f4f1"/>
    </style:style>
    <style:style style:name="P52" style:family="paragraph" style:parent-style-name="FILET_5f_POINTILLES" style:list-style-name="_5f_Numérotation_20_des_20_exercices_20_livrets_20_bis">
      <style:text-properties officeooo:paragraph-rsid="0051d35e"/>
    </style:style>
    <style:style style:name="P53" style:family="paragraph" style:parent-style-name="FILET_5f_POINTILLES" style:list-style-name="_5f_Numérotation_20_des_20_exercices_20_livrets_20_bis">
      <style:text-properties officeooo:paragraph-rsid="0067d463"/>
    </style:style>
    <style:style style:name="P54" style:family="paragraph" style:parent-style-name="FILET_5f_POINTILLES" style:list-style-name="_5f_Numérotation_20_des_20_exercices_20_livrets">
      <style:paragraph-properties fo:text-align="justify" style:justify-single-word="false"/>
      <style:text-properties officeooo:paragraph-rsid="0056f505"/>
    </style:style>
    <style:style style:name="P55" style:family="paragraph" style:parent-style-name="FILET_5f_POINTILLES">
      <style:text-properties officeooo:paragraph-rsid="0067d463"/>
    </style:style>
    <style:style style:name="P56" style:family="paragraph" style:parent-style-name="FILET_5f_POINTILLES">
      <style:paragraph-properties fo:text-align="center" style:justify-single-word="false"/>
      <style:text-properties officeooo:paragraph-rsid="0067d463"/>
    </style:style>
    <style:style style:name="P57" style:family="paragraph" style:parent-style-name="FILET_5f_POINTILLES" style:list-style-name="_5f_Numérotation_20_des_20_exercices_20_livrets_20_bis" style:master-page-name="">
      <style:paragraph-properties style:page-number="auto">
        <style:tab-stops>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officeooo:paragraph-rsid="0058f4f1"/>
    </style:style>
    <style:style style:name="P58" style:family="paragraph" style:parent-style-name="FILET_5f_POINTILLES" style:list-style-name="_5f_Numérotation_20_des_20_exercices_20_livrets_20_bis" style:master-page-name="">
      <style:paragraph-properties style:page-number="auto"/>
      <style:text-properties officeooo:paragraph-rsid="0051d35e"/>
    </style:style>
    <style:style style:name="P59" style:family="paragraph" style:parent-style-name="FILET_5f_POINTILLES" style:list-style-name="_5f_Numérotation_20_des_20_exercices_20_livrets_20_bis" style:master-page-name="">
      <style:paragraph-properties style:page-number="auto"/>
      <style:text-properties officeooo:paragraph-rsid="0067d463"/>
    </style:style>
    <style:style style:name="P60" style:family="paragraph" style:parent-style-name="FILET_5f_POINTILLES" style:list-style-name="_5f_Numérotation_20_des_20_exercices_20_livrets_20_bis" style:master-page-name="">
      <style:paragraph-properties fo:margin-top="0.101cm" fo:margin-bottom="0cm" loext:contextual-spacing="false" style:page-number="auto"/>
      <style:text-properties officeooo:paragraph-rsid="0051d35e"/>
    </style:style>
    <style:style style:name="P61" style:family="paragraph" style:parent-style-name="FILET_5f_POINTILLES" style:list-style-name="_5f_Numérotation_20_des_20_exercices_20_livrets_20_bis" style:master-page-name="">
      <style:paragraph-properties fo:margin-top="0.101cm" fo:margin-bottom="0cm" loext:contextual-spacing="false" style:line-height-at-least="0.801cm" fo:text-align="justify" style:justify-single-word="false" style:page-number="auto">
        <style:tab-stops>
          <style:tab-stop style:position="9.2cm" style:type="right" style:leader-style="dotted" style:leader-text="."/>
        </style:tab-stops>
      </style:paragraph-properties>
      <style:text-properties officeooo:paragraph-rsid="0051d35e"/>
    </style:style>
    <style:style style:name="P62" style:family="paragraph" style:parent-style-name="FILET_5f_POINTILLES" style:list-style-name="_5f_Numérotation_20_des_20_exercices_20_livrets_20_bis" style:master-page-name="">
      <style:paragraph-properties fo:margin-top="0.101cm" fo:margin-bottom="0cm" loext:contextual-spacing="false" style:line-height-at-least="0.801cm" fo:text-align="justify" style:justify-single-word="false" style:page-number="auto">
        <style:tab-stops>
          <style:tab-stop style:position="9.2cm" style:type="right" style:leader-style="dotted" style:leader-text="."/>
        </style:tab-stops>
      </style:paragraph-properties>
      <style:text-properties officeooo:paragraph-rsid="0056f505"/>
    </style:style>
    <style:style style:name="P63" style:family="paragraph" style:parent-style-name="_5f_Paragraphe_20_livret_20_" style:list-style-name="_5f_Numérotation_20_des_20_exercices_20_livrets">
      <style:paragraph-properties fo:text-align="center" style:justify-single-word="false"/>
      <style:text-properties officeooo:paragraph-rsid="0056f505"/>
    </style:style>
    <style:style style:name="P64" style:family="paragraph" style:parent-style-name="_5f_Paragraphe_20_livret_20_" style:list-style-name="liste_5f_abc">
      <style:paragraph-properties fo:margin-top="0.101cm" fo:margin-bottom="0.101cm" loext:contextual-spacing="false"/>
      <style:text-properties officeooo:paragraph-rsid="004ca9a1"/>
    </style:style>
    <style:style style:name="P65" style:family="paragraph" style:parent-style-name="_5f_Paragraphe_20_livret_20_" style:list-style-name="liste_5f_abc">
      <style:paragraph-properties fo:margin-top="0.3cm" fo:margin-bottom="0.101cm" loext:contextual-spacing="false"/>
      <style:text-properties officeooo:paragraph-rsid="004ca9a1"/>
    </style:style>
    <style:style style:name="P66" style:family="paragraph" style:parent-style-name="_5f_Paragraphe_20_livret_20_" style:list-style-name="liste_5f_abc" style:master-page-name="">
      <style:paragraph-properties fo:margin-top="0.199cm" fo:margin-bottom="0.199cm" loext:contextual-spacing="false" fo:text-align="justify" style:justify-single-word="false" style:page-number="auto">
        <style:tab-stops/>
      </style:paragraph-properties>
      <style:text-properties officeooo:paragraph-rsid="004ca9a1"/>
    </style:style>
    <style:style style:name="P67" style:family="paragraph" style:parent-style-name="_5f_Paragraphe_20_livret_20_" style:list-style-name="liste_5f_abc">
      <style:paragraph-properties fo:margin-top="0.4cm" fo:margin-bottom="0cm" loext:contextual-spacing="false">
        <style:tab-stops/>
      </style:paragraph-properties>
      <style:text-properties officeooo:paragraph-rsid="004ca9a1"/>
    </style:style>
    <style:style style:name="P68" style:family="paragraph" style:parent-style-name="_5f_Paragraphe_20_livret_20_" style:list-style-name="liste_5f_abc">
      <style:paragraph-properties fo:margin-top="0.199cm" fo:margin-bottom="0cm" loext:contextual-spacing="false"/>
      <style:text-properties officeooo:paragraph-rsid="0056f505"/>
    </style:style>
    <style:style style:name="P69" style:family="paragraph" style:parent-style-name="_5f_Paragraphe_20_livret_20_" style:list-style-name="liste_5f_abc">
      <style:paragraph-properties fo:margin-top="0.349cm" fo:margin-bottom="0cm" loext:contextual-spacing="false"/>
      <style:text-properties officeooo:paragraph-rsid="0056f505"/>
    </style:style>
    <style:style style:name="P70" style:family="paragraph" style:parent-style-name="_5f_Paragraphe_20_livret_20_réponse_20_élève" style:list-style-name="liste_5f_abc" style:master-page-name="">
      <style:paragraph-properties fo:margin-top="0.15cm" fo:margin-bottom="0cm" loext:contextual-spacing="false" style:page-number="auto">
        <style:tab-stops>
          <style:tab-stop style:position="9.2cm" style:type="right" style:leader-style="dotted" style:leader-text="."/>
        </style:tab-stops>
      </style:paragraph-properties>
      <style:text-properties officeooo:paragraph-rsid="0056f505"/>
    </style:style>
    <style:style style:name="P71" style:family="paragraph" style:parent-style-name="_5f_Pied_20_de_20_page" style:list-style-name=""/>
    <style:style style:name="P72" style:family="paragraph" style:parent-style-name="_5f_Pied_20_de_20_page" style:list-style-name="">
      <style:paragraph-properties fo:text-align="end" style:justify-single-word="false"/>
    </style:style>
    <style:style style:name="P73" style:family="paragraph" style:parent-style-name="_5f_Pied_20_de_20_page">
      <style:paragraph-properties fo:text-align="end" style:justify-single-word="false"/>
    </style:style>
    <style:style style:name="P74"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75" style:family="paragraph" style:parent-style-name="_5f_Réponse_20_exemple" style:list-style-name="_5f_Numérotation_20_des_20_exercices_20_livrets">
      <loext:graphic-properties draw:fill="none" draw:fill-color="#ffffff" draw:opacity="100%"/>
      <style:paragraph-properties fo:margin-top="0.199cm" fo:margin-bottom="0cm" loext:contextual-spacing="false" fo:text-align="center" style:justify-single-word="false" fo:background-color="transparent" fo:padding-left="0.21cm" fo:padding-right="0.199cm" fo:padding-top="0.049cm" fo:padding-bottom="0.049cm" fo:border="0.06pt solid #f2ffe5" style:shadow="none"/>
      <style:text-properties fo:font-size="10pt" officeooo:paragraph-rsid="004ca9a1" style:font-size-asian="10pt" style:font-size-complex="10pt"/>
    </style:style>
    <style:style style:name="P76" style:family="paragraph" style:parent-style-name="_5f_Réponse_20_exemple" style:list-style-name="_5f_Numérotation_20_des_20_exercices_20_livrets">
      <loext:graphic-properties draw:fill="none" draw:fill-color="#ffffff" draw:opacity="100%"/>
      <style:paragraph-properties fo:margin-top="0.199cm" fo:margin-bottom="0cm" loext:contextual-spacing="false" fo:text-align="center" style:justify-single-word="false" fo:background-color="transparent" fo:padding-left="0.21cm" fo:padding-right="0.199cm" fo:padding-top="0.049cm" fo:padding-bottom="0.049cm" fo:border="0.06pt solid #f2ffe5" style:shadow="none"/>
      <style:text-properties fo:font-size="10pt" officeooo:paragraph-rsid="0067d463" style:font-size-asian="10pt" style:font-size-complex="10pt"/>
    </style:style>
    <style:style style:name="P77" style:family="paragraph">
      <loext:graphic-properties draw:fill="none" draw:fill-color="#ffffff"/>
      <style:paragraph-properties fo:text-align="center"/>
    </style:style>
    <style:style style:name="P78" style:family="paragraph">
      <style:paragraph-properties fo:text-align="center"/>
    </style:style>
    <style:style style:name="P7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ffffff"/>
      <style:paragraph-properties fo:text-align="center"/>
      <style:text-properties fo:color="#ffffff" style:font-name="Bitstream Vera Sans4" fo:font-size="16pt" fo:font-weight="bold" style:font-size-asian="16pt" style:font-weight-asian="bold" style:font-size-complex="16pt" style:font-weight-complex="bold"/>
    </style:style>
    <style:style style:name="P81" style:family="paragraph">
      <loext:graphic-properties draw:fill="solid" draw:fill-color="#d7e12c"/>
    </style:style>
    <style:style style:name="T1" style:family="text">
      <style:text-properties officeooo:rsid="004f366d"/>
    </style:style>
    <style:style style:name="T2" style:family="text">
      <style:text-properties fo:font-variant="small-caps"/>
    </style:style>
    <style:style style:name="T3"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variant="small-caps" fo:font-size="15pt" style:font-size-asian="15pt" style:font-size-complex="15pt"/>
    </style:style>
    <style:style style:name="T5" style:family="text">
      <style:text-properties fo:font-size="12pt" style:font-size-asian="12pt" style:font-size-complex="12pt"/>
    </style:style>
    <style:style style:name="T6" style:family="text">
      <style:text-properties officeooo:rsid="0056f505"/>
    </style:style>
    <style:style style:name="T7" style:family="text">
      <style:text-properties officeooo:rsid="004ebb8a"/>
    </style:style>
    <style:style style:name="T8" style:family="text">
      <style:text-properties style:font-name="Times New Roman" fo:font-size="12pt" fo:font-style="italic" style:font-size-asian="12pt" style:font-style-asian="italic" style:font-size-complex="12pt" style:font-style-complex="italic"/>
    </style:style>
    <style:style style:name="T9" style:family="text">
      <style:text-properties style:font-name="Times New Roman" fo:font-size="12pt" fo:font-style="italic" style:font-name-asian="OpenSymbol1" style:font-size-asian="12pt" style:font-style-asian="italic" style:font-name-complex="OpenSymbol1" style:font-size-complex="12pt" style:font-style-complex="italic"/>
    </style:style>
    <style:style style:name="T10" style:family="text">
      <style:text-properties style:font-name="OpenSymbol1" fo:font-style="normal" style:font-name-asian="OpenSymbol1" style:font-style-asian="normal" style:font-name-complex="OpenSymbol1" style:font-style-complex="normal"/>
    </style:style>
    <style:style style:name="T11" style:family="text">
      <style:text-properties style:font-name="OpenSymbol1" fo:font-style="normal" style:font-name-asian="OpenSymbol1" style:font-size-asian="10pt" style:font-style-asian="normal" style:font-name-complex="OpenSymbol1" style:font-size-complex="10pt" style:font-style-complex="normal"/>
    </style:style>
    <style:style style:name="T12" style:family="text">
      <style:text-properties style:font-name="OpenSymbol1" fo:font-style="normal" style:font-size-asian="10pt" style:font-style-asian="normal" style:font-size-complex="10pt" style:font-style-complex="normal"/>
    </style:style>
    <style:style style:name="T13" style:family="text">
      <style:text-properties style:font-name="OpenSymbol1" fo:font-style="normal" style:font-style-asian="normal" style:font-style-complex="normal"/>
    </style:style>
    <style:style style:name="T14" style:family="text">
      <style:text-properties style:font-name="OpenSymbol1" fo:font-size="10pt" fo:font-style="normal" style:font-name-asian="OpenSymbol1" style:font-size-asian="10pt" style:font-style-asian="normal" style:font-name-complex="OpenSymbol1" style:font-size-complex="10pt" style:font-style-complex="normal"/>
    </style:style>
    <style:style style:name="T15" style:family="text">
      <style:text-properties style:font-name="OpenSymbol1" fo:font-size="10pt" fo:font-style="normal" style:font-name-asian="OpenSymbol1" style:font-style-asian="normal" style:font-name-complex="OpenSymbol1" style:font-style-complex="normal"/>
    </style:style>
    <style:style style:name="T16" style:family="text">
      <style:text-properties style:font-name="OpenSymbol1" fo:font-size="10pt" fo:font-style="normal" style:font-size-asian="10pt" style:font-style-asian="normal" style:font-size-complex="10pt" style:font-style-complex="normal"/>
    </style:style>
    <style:style style:name="T17" style:family="text">
      <style:text-properties style:font-name="OpenSymbol1" fo:font-size="11pt" fo:font-style="normal" style:font-name-asian="OpenSymbol1" style:font-size-asian="11pt" style:font-style-asian="normal" style:font-name-complex="OpenSymbol1" style:font-size-complex="11pt" style:font-style-complex="normal"/>
    </style:style>
    <style:style style:name="T18" style:family="text">
      <style:text-properties style:font-name="Bitstream Vera Sans4" fo:font-style="normal" style:font-name-asian="OpenSymbol1" style:font-style-asian="normal" style:font-name-complex="OpenSymbol1" style:font-style-complex="normal"/>
    </style:style>
    <style:style style:name="T19" style:family="text">
      <style:text-properties style:font-name="Bitstream Vera Sans4" fo:font-style="normal" style:font-name-asian="OpenSymbol1" style:font-size-asian="10pt" style:font-style-asian="normal" style:font-name-complex="OpenSymbol1" style:font-size-complex="10pt" style:font-style-complex="normal"/>
    </style:style>
    <style:style style:name="T20" style:family="text">
      <style:text-properties style:font-name="Bitstream Vera Sans4" fo:font-style="normal" style:font-style-asian="normal" style:font-style-complex="normal"/>
    </style:style>
    <style:style style:name="T21" style:family="text">
      <style:text-properties style:font-name="Bitstream Vera Sans4" fo:font-style="normal" style:font-size-asian="10pt" style:font-style-asian="normal" style:font-size-complex="10pt" style:font-style-complex="normal"/>
    </style:style>
    <style:style style:name="T22" style:family="text">
      <style:text-properties style:font-name="Bitstream Vera Sans4" fo:font-size="10pt" fo:font-style="normal" style:font-size-asian="10pt" style:font-style-asian="normal" style:font-size-complex="10pt" style:font-style-complex="normal"/>
    </style:style>
    <style:style style:name="T23" style:family="text">
      <style:text-properties style:font-name="Bitstream Vera Sans4" fo:font-size="10pt" fo:font-style="normal" officeooo:rsid="005c964c" style:font-size-asian="10pt" style:font-style-asian="normal" style:font-size-complex="10pt" style:font-style-complex="normal"/>
    </style:style>
    <style:style style:name="T24" style:family="text">
      <style:text-properties style:font-name="Bitstream Vera Sans4" fo:font-size="10pt" fo:font-style="normal" style:font-name-asian="OpenSymbol1" style:font-size-asian="10pt" style:font-style-asian="normal" style:font-name-complex="OpenSymbol1" style:font-size-complex="10pt" style:font-style-complex="normal"/>
    </style:style>
    <style:style style:name="T25" style:family="text">
      <style:text-properties style:font-name="Bitstream Vera Sans4" fo:font-size="10pt" fo:font-style="normal" style:font-name-asian="OpenSymbol1" style:font-style-asian="normal" style:font-name-complex="OpenSymbol1" style:font-style-complex="normal"/>
    </style:style>
    <style:style style:name="T26" style:family="text">
      <style:text-properties style:font-name="Bitstream Vera Sans4" fo:font-size="10pt" style:font-size-asian="10pt" style:font-size-complex="10pt"/>
    </style:style>
    <style:style style:name="T27" style:family="text">
      <style:text-properties style:font-name="Bitstream Vera Sans4" style:font-size-asian="10pt" style:font-size-complex="10pt"/>
    </style:style>
    <style:style style:name="T28" style:family="text">
      <style:text-properties style:font-name="Bitstream Vera Sans4" fo:font-size="11pt" fo:font-style="normal" style:font-name-asian="OpenSymbol1" style:font-size-asian="11pt" style:font-style-asian="normal" style:font-name-complex="OpenSymbol1" style:font-size-complex="11pt" style:font-style-complex="normal"/>
    </style:style>
    <style:style style:name="T29" style:family="text">
      <style:text-properties style:text-position="0% 100%" style:font-name-asian="OpenSymbol1" style:font-size-asian="10pt" style:font-style-asian="normal" style:font-name-complex="OpenSymbol1" style:font-size-complex="10pt" style:font-style-complex="normal"/>
    </style:style>
    <style:style style:name="T30" style:family="text">
      <style:text-properties style:text-position="0% 100%" style:font-name-asian="OpenSymbol1" style:font-style-asian="normal" style:font-name-complex="OpenSymbol1" style:font-style-complex="normal"/>
    </style:style>
    <style:style style:name="T31" style:family="text">
      <style:text-properties style:text-position="0% 100%" fo:font-size="10pt" style:font-name-asian="OpenSymbol1" style:font-size-asian="10pt" style:font-style-asian="normal" style:font-name-complex="OpenSymbol1" style:font-size-complex="10pt" style:font-style-complex="normal"/>
    </style:style>
    <style:style style:name="T32" style:family="text">
      <style:text-properties style:text-position="0% 100%" style:font-name="Times New Roman" fo:font-size="12pt" fo:font-style="italic" style:font-name-asian="OpenSymbol1" style:font-size-asian="12pt" style:font-style-asian="italic" style:font-name-complex="OpenSymbol1" style:font-size-complex="12pt" style:font-style-complex="italic"/>
    </style:style>
    <style:style style:name="T33" style:family="text">
      <style:text-properties style:text-position="0% 100%" style:font-name="Bitstream Vera Sans4" fo:font-size="10pt" fo:font-style="normal" style:font-name-asian="OpenSymbol1" style:font-size-asian="10pt" style:font-style-asian="normal" style:font-name-complex="OpenSymbol1" style:font-size-complex="10pt" style:font-style-complex="normal"/>
    </style:style>
    <style:style style:name="T34" style:family="text">
      <style:text-properties style:text-position="0% 100%" style:font-name="OpenSymbol1" fo:font-size="10pt" fo:font-style="normal" style:font-name-asian="OpenSymbol1" style:font-size-asian="10pt" style:font-style-asian="normal" style:font-name-complex="OpenSymbol1" style:font-size-complex="10pt" style:font-style-complex="normal"/>
    </style:style>
    <style:style style:name="T35" style:family="text">
      <style:text-properties style:font-name="Bitstream Vera Sans2" fo:font-size="10pt" fo:font-style="normal"/>
    </style:style>
    <style:style style:name="T36" style:family="text">
      <style:text-properties style:font-name="Bitstream Vera Sans2" fo:font-size="10pt" fo:font-style="normal" officeooo:rsid="0064bfce"/>
    </style:style>
    <style:style style:name="T37" style:family="text">
      <style:text-properties style:font-name="OpenSymbol" style:font-name-asian="OpenSymbol" style:font-name-complex="OpenSymbol"/>
    </style:style>
    <style:style style:name="T38" style:family="text">
      <style:text-properties style:font-name="OpenSymbol" fo:font-size="10pt" fo:font-style="normal" style:font-name-asian="OpenSymbol" style:font-size-asian="10pt" style:font-style-asian="normal" style:font-name-complex="OpenSymbol" style:font-size-complex="10pt" style:font-style-complex="normal"/>
    </style:style>
    <style:style style:name="T39" style:family="text">
      <style:text-properties style:font-name="OpenSymbol" fo:font-style="normal" style:font-name-asian="OpenSymbol" style:font-style-asian="normal" style:font-name-complex="OpenSymbol" style:font-style-complex="normal"/>
    </style:style>
    <style:style style:name="T40" style:family="text">
      <style:text-properties style:font-size-asian="10pt" style:font-style-asian="normal" style:font-size-complex="10pt" style:font-style-complex="normal"/>
    </style:style>
    <style:style style:name="T41" style:family="text">
      <style:text-properties style:font-size-asian="10pt" style:font-size-complex="10pt"/>
    </style:style>
    <style:style style:name="T42" style:family="text">
      <style:text-properties fo:font-size="10pt" style:font-size-asian="10pt" style:font-size-complex="10pt"/>
    </style:style>
    <style:style style:name="T43" style:family="text">
      <style:text-properties fo:font-size="10pt" style:font-size-asian="10pt" style:font-style-asian="normal" style:font-size-complex="10pt" style:font-style-complex="normal"/>
    </style:style>
    <style:style style:name="T44" style:family="text">
      <style:text-properties style:font-name="Times New Roman3" fo:font-size="12pt" fo:font-style="italic" style:font-size-asian="11pt" style:font-style-asian="italic" style:font-size-complex="11pt" style:font-style-complex="italic"/>
    </style:style>
    <style:style style:name="T45" style:family="text">
      <style:text-properties fo:color="#d3802b"/>
    </style:style>
    <style:style style:name="T46" style:family="text">
      <style:text-properties fo:font-weight="normal" style:font-weight-asian="normal" style:font-weight-complex="normal"/>
    </style:style>
    <style:style style:name="T47" style:family="text">
      <style:text-properties fo:color="#000000" style:font-name="Bitstream Vera Sans2" fo:font-size="10pt" fo:font-style="normal" fo:font-weight="normal" officeooo:rsid="0064bfce"/>
    </style:style>
    <style:style style:name="T48" style:family="text">
      <style:text-properties fo:color="#000000" style:text-position="0% 100%" fo:font-size="10pt" style:font-name-asian="OpenSymbol1" style:font-size-asian="10pt" style:font-style-asian="normal" style:font-name-complex="OpenSymbol1" style:font-size-complex="10pt" style:font-style-complex="normal"/>
    </style:style>
    <style:style style:name="T49" style:family="text">
      <style:text-properties fo:color="#000000" style:text-position="0% 100%" style:font-name="Times New Roman" fo:font-size="12pt" fo:font-style="italic" style:font-name-asian="OpenSymbol1" style:font-size-asian="12pt" style:font-style-asian="italic" style:font-name-complex="OpenSymbol1" style:font-size-complex="12pt" style:font-style-complex="italic"/>
    </style:style>
    <style:style style:name="T50" style:family="text">
      <style:text-properties fo:color="#000000" style:text-position="0% 100%" style:font-name="Bitstream Vera Sans4" fo:font-size="10pt" fo:font-style="normal" style:font-name-asian="OpenSymbol1" style:font-size-asian="10pt" style:font-style-asian="normal" style:font-name-complex="OpenSymbol1" style:font-size-complex="10pt" style:font-style-complex="normal"/>
    </style:style>
    <style:style style:name="T51" style:family="text">
      <style:text-properties fo:color="#000000" style:text-position="0% 100%" style:font-name="OpenSymbol1" fo:font-size="10pt" fo:font-style="normal" style:font-name-asian="OpenSymbol1" style:font-size-asian="10pt" style:font-style-asian="normal" style:font-name-complex="OpenSymbol1" style:font-size-complex="10pt" style:font-style-complex="normal"/>
    </style:style>
    <style:style style:name="T52" style:family="text">
      <style:text-properties fo:color="#ffffff" style:font-name="Bitstream Vera Sans4"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vertical-pos="middle" style:vertical-rel="text" style:horizontal-pos="from-left" style:horizontal-rel="paragraph-content" draw:ole-draw-aspect="1"/>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tru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vg:stroke-width="0.019cm" svg:stroke-color="#000000" draw:marker-start-width="0.381cm" draw:marker-end-width="0.381cm" draw:fill="none" draw:fill-color="#ffffff" draw:textarea-horizontal-align="justify" draw:textarea-vertical-align="middle" draw:auto-grow-height="false" fo:min-height="0.296cm" fo:min-width="0.29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65994840" text:style-name="Num_5f_Exo">
        <text:list-item>
          <text:h text:style-name="P47" text:outline-level="1"><text:soft-page-break/> Teste les égalités pour les valeurs proposées.</text:h>
        </text:list-item>
      </text:list>
      <text:list xml:id="list1421368240" text:style-name="liste_5f_abc">
        <text:list-item>
          <text:p text:style-name="P64">2<text:span text:style-name="T8">a</text:span> <text:span text:style-name="T37">−</text:span> 3 <text:span text:style-name="_5f_signe">=</text:span> <text:span text:style-name="T37">−</text:span>5<text:span text:style-name="T8">a</text:span> <text:span text:style-name="T37"></text:span> 11 pour <text:span text:style-name="T8">a</text:span> <text:span text:style-name="_5f_signe">=</text:span> 2.</text:p>
        </text:list-item>
      </text:list>
      <text:section text:style-name="Sect1" text:name="Section21">
        <text:p text:style-name="FILET_5f_POINTILLES"><text:span text:style-name="_5f_pointillés_20_gris"><text:tab/></text:span></text:p>
        <text:p text:style-name="FILET_5f_POINTILLES"><text:span text:style-name="_5f_pointillés_20_gris"><text:tab/></text:span></text:p>
        <text:p text:style-name="P42"><text:span text:style-name="_5f_pointillés_20_gris"><text:tab/></text:span></text:p>
        <text:p text:style-name="FILET_5f_POINTILLES"><text:span text:style-name="_5f_pointillés_20_gris"><text:tab/></text:span></text:p>
      </text:section>
      <text:p text:style-name="P28">Donc <text:span text:style-name="_5f_pointillés_20_gris"><text:span text:style-name="T30"><text:tab/></text:span></text:span></text:p>
      <text:list xml:id="list172805151282472" text:continue-numbering="true" text:style-name="liste_5f_abc">
        <text:list-item>
          <text:p text:style-name="P65">4<text:span text:style-name="T8">b</text:span> <text:span text:style-name="T37">−</text:span> 2 <text:span text:style-name="_5f_signe">=</text:span> <text:span text:style-name="T37">−</text:span><text:span text:style-name="T8">b </text:span><text:span text:style-name="T38"></text:span> 1 pour <text:span text:style-name="T8">b</text:span> <text:span text:style-name="_5f_signe">=</text:span> <text:span text:style-name="T37">−</text:span>1.</text:p>
        </text:list-item>
      </text:list>
      <text:section text:style-name="Sect1" text:name="Section22">
        <text:p text:style-name="P40"><text:span text:style-name="_5f_pointillés_20_gris"><text:span text:style-name="T30"><text:tab/></text:span></text:span></text:p>
        <text:p text:style-name="P40"><text:span text:style-name="_5f_pointillés_20_gris"><text:span text:style-name="T30"><text:tab/></text:span></text:span></text:p>
        <text:p text:style-name="P43"><text:span text:style-name="_5f_pointillés_20_gris"><text:span text:style-name="T30"><text:tab/></text:span></text:span></text:p>
        <text:p text:style-name="P40"><text:span text:style-name="_5f_pointillés_20_gris"><text:span text:style-name="T30"><text:tab/></text:span></text:span></text:p>
      </text:section>
      <text:p text:style-name="P28">Donc <text:span text:style-name="_5f_pointillés_20_gris"><text:span text:style-name="T30"><text:tab/></text:span></text:span></text:p>
      <text:list xml:id="list172803354754395" text:continue-numbering="true" text:style-name="liste_5f_abc">
        <text:list-item>
          <text:p text:style-name="P65">3<text:span text:style-name="T8">c</text:span> (2<text:span text:style-name="T8">c</text:span> <text:span text:style-name="T37">−</text:span> 5) <text:span text:style-name="_5f_signe">=</text:span> <text:span text:style-name="T8">d</text:span>² <text:span text:style-name="T37"></text:span> 2 pour <text:span text:style-name="T8">c</text:span> <text:span text:style-name="_5f_signe">=</text:span> <text:span text:style-name="T37">−</text:span>5 et <text:span text:style-name="T8">d</text:span> <text:span text:style-name="_5f_signe">=</text:span> <text:span text:style-name="T37">−</text:span>2.</text:p>
        </text:list-item>
      </text:list>
      <text:section text:style-name="Sect1" text:name="Section23">
        <text:p text:style-name="P40"><text:span text:style-name="_5f_pointillés_20_gris"><text:span text:style-name="T30"><text:tab/></text:span></text:span></text:p>
        <text:p text:style-name="P40"><text:span text:style-name="_5f_pointillés_20_gris"><text:span text:style-name="T30"><text:tab/></text:span></text:span></text:p>
        <text:p text:style-name="P43"><text:span text:style-name="_5f_pointillés_20_gris"><text:span text:style-name="T30"><text:tab/></text:span></text:span></text:p>
        <text:p text:style-name="P40"><text:span text:style-name="_5f_pointillés_20_gris"><text:span text:style-name="T30"><text:tab/></text:span></text:span></text:p>
      </text:section>
      <text:p text:style-name="P28">Donc <text:span text:style-name="_5f_pointillés_20_gris"><text:span text:style-name="T30"><text:tab/></text:span></text:span></text:p>
      <text:list xml:id="list172804453630700" text:continue-list="list765994840" text:style-name="Num_5f_Exo">
        <text:list-item>
          <text:h text:style-name="P48" text:outline-level="1"><text:span text:style-name="Bold_5f_niv2"><text:span text:style-name="T46"> </text:span></text:span><text:span text:style-name="Bold_5f_niv2">Une solution de l’équation</text:span><text:span text:style-name="Bold_5f_niv2"><text:span text:style-name="T46"> </text:span></text:span><text:span text:style-name="Bold_5f_niv2">?</text:span></text:h>
        </text:list-item>
      </text:list>
      <text:list xml:id="list172803638866761" text:continue-list="list172803354754395" text:style-name="liste_5f_abc">
        <text:list-item text:start-value="1">
          <text:p text:style-name="P66"><text:span text:style-name="T35">Le nombre 3 est-il solution de cha</text:span><text:span text:style-name="T47">cune des</text:span><text:span text:style-name="T35"> équation</text:span><text:span text:style-name="T36">s</text:span><text:span text:style-name="T35"> suivante</text:span><text:span text:style-name="T36">s</text:span><text:span text:style-name="T35"> ?</text:span></text:p>
        </text:list-item>
      </text:list>
      <text:section text:style-name="Sect2" text:name="Section1">
        <text:p text:style-name="P44"><text:span text:style-name="Variable"><text:span text:style-name="T22"><text:s/></text:span></text:span><draw:custom-shape text:anchor-type="char" draw:z-index="9" draw:name="Forme1" draw:style-name="gr1" draw:text-style-name="P77" svg:width="0.442cm" svg:height="0.442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Variable"><text:span text:style-name="T22">1 <text:s/>4</text:span></text:span><text:span text:style-name="Variable"><text:span text:style-name="T44">x</text:span></text:span> <text:span text:style-name="T37"></text:span> 2 <text:span text:style-name="_5f_signe">=</text:span> 5</text:p>
        <text:list xml:id="list639282846" text:style-name="_5f_Numérotation_20_des_20_exercices_20_livrets_20_bis">
          <text:list-item>
            <text:list>
              <text:list-header>
                <text:p text:style-name="P51"><text:span text:style-name="_5f_pointillés_20_gris"><text:span text:style-name="T30"><text:tab/></text:span></text:span></text:p>
                <text:p text:style-name="P51"><text:span text:style-name="_5f_pointillés_20_gris"><text:span text:style-name="T30"><text:tab/></text:span></text:span></text:p>
                <text:p text:style-name="P51"><text:span text:style-name="_5f_pointillés_20_gris"><text:span text:style-name="T30"><text:tab/></text:span></text:span></text:p>
              </text:list-header>
            </text:list>
          </text:list-item>
        </text:list>
        <text:p text:style-name="P45"><draw:custom-shape text:anchor-type="char" draw:z-index="10" draw:name="Forme1" draw:style-name="gr1" draw:text-style-name="P77" svg:width="0.442cm" svg:height="0.442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Variable"><text:span text:style-name="T22"><text:s/></text:span></text:span><text:span text:style-name="Variable"><text:span text:style-name="T23">2</text:span></text:span><text:span text:style-name="Variable"><text:span text:style-name="T22"> <text:s/></text:span></text:span>7 <text:span text:style-name="T37">−</text:span> 5<text:span text:style-name="Variable"><text:span text:style-name="T44">x</text:span></text:span> <text:span text:style-name="_5f_signe">=</text:span> <text:span text:style-name="T37">−</text:span>8</text:p>
        <text:list xml:id="list172803217214031" text:continue-numbering="true" text:style-name="_5f_Numérotation_20_des_20_exercices_20_livrets_20_bis">
          <text:list-header>
            <text:p text:style-name="P57"><text:span text:style-name="_5f_pointillés_20_gris"><text:span text:style-name="T30"><text:tab/></text:span></text:span></text:p>
          </text:list-header>
        </text:list>
        <text:p text:style-name="P41"><text:span text:style-name="_5f_pointillés_20_gris"><text:span text:style-name="T30"><text:tab/></text:span></text:span></text:p>
        <text:list xml:id="list172803626913533" text:continue-numbering="true" text:style-name="_5f_Numérotation_20_des_20_exercices_20_livrets_20_bis">
          <text:list-header>
            <text:p text:style-name="P57"><text:span text:style-name="_5f_pointillés_20_gris"><text:span text:style-name="T30"><text:tab/></text:span></text:span></text:p>
          </text:list-header>
        </text:list>
      </text:section>
      <text:p text:style-name="P46"><draw:custom-shape text:anchor-type="char" draw:z-index="11" draw:name="Forme1" draw:style-name="gr1" draw:text-style-name="P77" svg:width="0.442cm" svg:height="0.442cm" svg:x="0cm" svg:y="0.289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Variable"><text:span text:style-name="T23"><text:s/>3</text:span></text:span><text:span text:style-name="Variable"><text:span text:style-name="T22"> <text:s/></text:span></text:span>4<text:span text:style-name="Variable"><text:span text:style-name="T44">x</text:span></text:span> <text:span text:style-name="T10">−</text:span> 5 <text:span text:style-name="_5f_signe">=</text:span> 3<text:span text:style-name="Variable"><text:span text:style-name="T44">x</text:span></text:span> <text:span text:style-name="T10">−</text:span> 1</text:p>
      <text:list xml:id="list172803988029253" text:continue-numbering="true" text:style-name="_5f_Numérotation_20_des_20_exercices_20_livrets_20_bis">
        <text:list-item>
          <text:list>
            <text:list-header>
              <text:p text:style-name="P58"><text:span text:style-name="_5f_pointillés_20_gris"><text:span text:style-name="T30"><text:tab/></text:span></text:span></text:p>
              <text:p text:style-name="P58"><text:span text:style-name="_5f_pointillés_20_gris"><text:span text:style-name="T30"><text:tab/></text:span></text:span></text:p>
              <text:p text:style-name="P58"><text:span text:style-name="_5f_pointillés_20_gris"><text:span text:style-name="T30"><text:tab/></text:span></text:span></text:p>
              <text:p text:style-name="P58"><text:span text:style-name="_5f_pointillés_20_gris"><text:span text:style-name="T30"><text:tab/></text:span></text:span></text:p>
              <text:p text:style-name="P58"><text:span text:style-name="_5f_pointillés_20_gris"><text:span text:style-name="T30"><text:tab/></text:span></text:span></text:p>
            </text:list-header>
          </text:list>
        </text:list-item>
      </text:list>
      <text:list xml:id="list172803526970914" text:continue-list="list172803638866761" text:style-name="liste_5f_abc">
        <text:list-item>
          <text:p text:style-name="P67"><text:span text:style-name="T35"><draw:frame draw:style-name="fr4" draw:name="Objet3" text:anchor-type="as-char" svg:width="0.295cm" svg:height="0.873cm" draw:z-index="0"><draw:object xlink:href="./Object 1" xlink:type="simple" xlink:show="embed" xlink:actuate="onLoad"/><draw:image xlink:href="./ObjectReplacements/Object 1" xlink:type="simple" xlink:show="embed" xlink:actuate="onLoad"/><svg:desc>formule</svg:desc></draw:frame></text:span><text:span text:style-name="T35"><text:s/>est-il solution de l’équation suivante ?</text:span></text:p>
        </text:list-item>
      </text:list>
      <text:p text:style-name="P27"><text:span text:style-name="T35">7</text:span><text:span text:style-name="T8">x</text:span><text:span text:style-name="T35"> </text:span><text:span text:style-name="T15">−</text:span><text:span text:style-name="T35"> 5 </text:span><text:span text:style-name="_5f_signe">=</text:span><text:span text:style-name="T35"> 4</text:span><text:span text:style-name="T8">x</text:span><text:span text:style-name="T35"> </text:span><text:span text:style-name="T15">−</text:span><text:span text:style-name="T35"> 3</text:span></text:p>
      <text:list xml:id="list172803992787478" text:continue-list="list172803988029253" text:style-name="_5f_Numérotation_20_des_20_exercices_20_livrets_20_bis">
        <text:list-item>
          <text:list>
            <text:list-header>
              <text:p text:style-name="P60"><text:span text:style-name="_5f_pointillés_20_gris"><text:span text:style-name="T30"><text:tab/></text:span></text:span></text:p>
              <text:p text:style-name="P60"><text:span text:style-name="_5f_pointillés_20_gris"><text:span text:style-name="T30"><text:tab/></text:span></text:span></text:p>
              <text:p text:style-name="P60"><text:span text:style-name="_5f_pointillés_20_gris"><text:span text:style-name="T30"><text:tab/></text:span></text:span></text:p>
              <text:p text:style-name="P60"><text:span text:style-name="_5f_pointillés_20_gris"><text:span text:style-name="T30"><text:tab/></text:span></text:span></text:p>
              <text:p text:style-name="P61"><text:span text:style-name="_5f_pointillés_20_gris"><text:span text:style-name="T30"><text:tab/></text:span></text:span></text:p>
              <text:p text:style-name="P62"><text:span text:style-name="_5f_pointillés_20_gris"><text:span text:style-name="T30"><text:tab/></text:span></text:span></text:p>
            </text:list-header>
          </text:list>
        </text:list-item>
      </text:list>
      <text:list xml:id="list172803434947755" text:continue-list="list172804453630700" text:style-name="Num_5f_Exo">
        <text:list-item>
          <text:h text:style-name="Exo_5f_Num" text:outline-level="1"> Relie chaque nombre à l’(aux) équation(s) dont il est la solution.</text:h>
        </text:list-item>
      </text:list>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style-name="Tableau15.1">
          <table:table-cell table:style-name="Tableau15.A1">
            <text:p text:style-name="P25"/>
          </table:table-cell>
          <table:table-cell table:style-name="Tableau15.B6" office:value-type="string">
            <text:p text:style-name="P29"/>
          </table:table-cell>
          <table:table-cell table:style-name="Tableau15.C6" office:value-type="string">
            <text:p text:style-name="P30"/>
          </table:table-cell>
          <table:table-cell table:style-name="Tableau15.D6" office:value-type="string">
            <text:p text:style-name="P33"></text:p>
          </table:table-cell>
          <table:table-cell table:style-name="Tableau15.E1" office:value-type="string">
            <text:p text:style-name="P37"><text:span text:style-name="T8">x</text:span><text:span text:style-name="T24"> </text:span><text:span text:style-name="T14"></text:span><text:span text:style-name="T22"> </text:span><text:span text:style-name="T26">7</text:span><text:span text:style-name="T22"> </text:span><text:span text:style-name="_5f_signe"><text:span text:style-name="T40">=</text:span></text:span><text:span text:style-name="T22"> </text:span><text:span text:style-name="T26">5</text:span></text:p>
          </table:table-cell>
        </table:table-row>
        <table:table-row table:style-name="Tableau15.1">
          <table:table-cell table:style-name="Tableau15.A2" office:value-type="string">
            <text:p text:style-name="P32"><text:span text:style-name="T15">−</text:span><text:span text:style-name="T25">3</text:span></text:p>
          </table:table-cell>
          <table:table-cell table:style-name="Tableau15.B6" office:value-type="string">
            <text:p text:style-name="P29"></text:p>
          </table:table-cell>
          <table:table-cell table:style-name="Tableau15.C6" office:value-type="string">
            <text:p text:style-name="P30"/>
          </table:table-cell>
          <table:table-cell table:style-name="Tableau15.D6" office:value-type="string">
            <text:p text:style-name="P33"></text:p>
          </table:table-cell>
          <table:table-cell table:style-name="Tableau15.E4" office:value-type="string">
            <text:p text:style-name="P37"><text:span text:style-name="T8">x</text:span><text:span text:style-name="T42"> </text:span><text:span text:style-name="T14">−</text:span><text:span text:style-name="T24"> </text:span><text:span text:style-name="T26">8</text:span><text:span text:style-name="T22"> </text:span><text:span text:style-name="T16">=</text:span><text:span text:style-name="T22"> </text:span><text:span text:style-name="T14">−</text:span><text:span text:style-name="T26">6</text:span></text:p>
          </table:table-cell>
        </table:table-row>
        <table:table-row table:style-name="Tableau15.1">
          <table:table-cell table:style-name="Tableau15.A3" office:value-type="string">
            <text:p text:style-name="P32">2</text:p>
          </table:table-cell>
          <table:table-cell table:style-name="Tableau15.B6" office:value-type="string">
            <text:p text:style-name="P29"></text:p>
          </table:table-cell>
          <table:table-cell table:style-name="Tableau15.C6" office:value-type="string">
            <text:p text:style-name="P30"/>
          </table:table-cell>
          <table:table-cell table:style-name="Tableau15.D6" office:value-type="string">
            <text:p text:style-name="P33"></text:p>
          </table:table-cell>
          <table:table-cell table:style-name="Tableau15.E3" office:value-type="string">
            <text:p text:style-name="P34"><text:span text:style-name="T26">4</text:span><text:span text:style-name="T8">x</text:span><text:span text:style-name="T42"> </text:span><text:span text:style-name="_5f_signe"><text:span text:style-name="T41">=</text:span></text:span><text:span text:style-name="T42"> </text:span><text:span text:style-name="T14">−</text:span><text:span text:style-name="T26">12</text:span></text:p>
          </table:table-cell>
        </table:table-row>
        <table:table-row table:style-name="Tableau15.1">
          <table:table-cell table:style-name="Tableau15.A4" office:value-type="string">
            <text:p text:style-name="P32">1</text:p>
          </table:table-cell>
          <table:table-cell table:style-name="Tableau15.B6" office:value-type="string">
            <text:p text:style-name="P29"></text:p>
          </table:table-cell>
          <table:table-cell table:style-name="Tableau15.C6" office:value-type="string">
            <text:p text:style-name="P30"/>
          </table:table-cell>
          <table:table-cell table:style-name="Tableau15.D6" office:value-type="string">
            <text:p text:style-name="P33"></text:p>
          </table:table-cell>
          <table:table-cell table:style-name="Tableau15.E4" office:value-type="string">
            <text:p text:style-name="P38"><text:span text:style-name="T8">x</text:span><text:span text:style-name="T19"> </text:span><text:span text:style-name="T11"></text:span><text:span text:style-name="T21"> 6 </text:span><text:span text:style-name="T12">=</text:span><text:span text:style-name="T21"> </text:span><text:span text:style-name="T27">7</text:span></text:p>
          </table:table-cell>
        </table:table-row>
        <table:table-row table:style-name="Tableau15.5">
          <table:table-cell table:style-name="Tableau15.A5" office:value-type="string">
            <text:p text:style-name="P32"><text:span text:style-name="T15">−</text:span><text:span text:style-name="T25">2</text:span></text:p>
          </table:table-cell>
          <table:table-cell table:style-name="Tableau15.B5" office:value-type="string">
            <text:p text:style-name="P29"></text:p>
          </table:table-cell>
          <table:table-cell table:style-name="Tableau15.C6" office:value-type="string">
            <text:p text:style-name="P31"/>
          </table:table-cell>
          <table:table-cell table:style-name="Tableau15.D5" office:value-type="string">
            <text:p text:style-name="P33"></text:p>
          </table:table-cell>
          <table:table-cell table:style-name="Tableau15.E5" office:value-type="string">
            <text:p text:style-name="P36"><draw:frame draw:style-name="fr3" draw:name="Objet19" text:anchor-type="as-char" svg:width="0.407cm" svg:height="0.945cm" draw:z-index="1"><draw:object xlink:href="./Object 2" xlink:type="simple" xlink:show="embed" xlink:actuate="onLoad"/><draw:image xlink:href="./ObjectReplacements/Object 2" xlink:type="simple" xlink:show="embed" xlink:actuate="onLoad"/><svg:desc>formule</svg:desc></draw:frame><text:span text:style-name="_5f_signe">=</text:span><text:span text:style-name="T26"> </text:span><text:span text:style-name="T14">−</text:span><text:span text:style-name="T26">1</text:span></text:p>
          </table:table-cell>
        </table:table-row>
        <table:table-row table:style-name="Tableau15.1">
          <table:table-cell table:style-name="Tableau15.A6">
            <text:p text:style-name="P26"/>
          </table:table-cell>
          <table:table-cell table:style-name="Tableau15.B6" office:value-type="string">
            <text:p text:style-name="P29"/>
          </table:table-cell>
          <table:table-cell table:style-name="Tableau15.C6" office:value-type="string">
            <text:p text:style-name="P31"/>
          </table:table-cell>
          <table:table-cell table:style-name="Tableau15.D6" office:value-type="string">
            <text:p text:style-name="P33"></text:p>
          </table:table-cell>
          <table:table-cell table:style-name="Tableau15.E6" office:value-type="string">
            <text:p text:style-name="P35"><text:span text:style-name="T11">−</text:span>2<text:span text:style-name="T8">x</text:span><text:span text:style-name="T19"> </text:span><text:span text:style-name="T11">−</text:span><text:span text:style-name="T19"> 4</text:span><text:span text:style-name="T21"> </text:span><text:span text:style-name="_5f_signe"><text:span text:style-name="T43">=</text:span></text:span><text:span text:style-name="T21"> </text:span><text:span text:style-name="T41">0</text:span></text:p>
          </table:table-cell>
        </table:table-row>
      </table:table>
      <text:list xml:id="list172804527841644" text:continue-numbering="true" text:style-name="Num_5f_Exo">
        <text:list-item>
          <text:h text:style-name="P50" text:outline-level="1"> Pour l’équation suivante, précise quel nombre est solution parmi : (<text:span text:style-name="T10">−</text:span><text:span text:style-name="T18">2) ; (</text:span><text:span text:style-name="T10">−</text:span><text:span text:style-name="T18">1) ; 1 ; 2.</text:span></text:h>
        </text:list-item>
      </text:list>
      <text:p text:style-name="P56"><text:span text:style-name="_5f_pointillés_20_gris"><text:span text:style-name="T48">3</text:span></text:span><text:span text:style-name="_5f_pointillés_20_gris"><text:span text:style-name="T49">x</text:span></text:span><text:span text:style-name="_5f_pointillés_20_gris"><text:span text:style-name="T50"> </text:span></text:span><text:span text:style-name="_5f_pointillés_20_gris"><text:span text:style-name="T51">−</text:span></text:span><text:span text:style-name="_5f_pointillés_20_gris"><text:span text:style-name="T50"> </text:span></text:span><text:span text:style-name="_5f_pointillés_20_gris"><text:span text:style-name="T48">5</text:span></text:span><text:span text:style-name="_5f_pointillés_20_gris"><text:span text:style-name="T50"> </text:span></text:span><text:span text:style-name="_5f_pointillés_20_gris"><text:span text:style-name="T51">=</text:span></text:span><text:span text:style-name="_5f_pointillés_20_gris"><text:span text:style-name="T50"> </text:span></text:span><text:span text:style-name="_5f_pointillés_20_gris"><text:span text:style-name="T51">−</text:span></text:span><text:span text:style-name="_5f_pointillés_20_gris"><text:span text:style-name="T48">6</text:span></text:span><text:span text:style-name="_5f_pointillés_20_gris"><text:span text:style-name="T50"> </text:span></text:span><text:span text:style-name="_5f_pointillés_20_gris"><text:span text:style-name="T51"></text:span></text:span><text:span text:style-name="_5f_pointillés_20_gris"><text:span text:style-name="T50"> </text:span></text:span><text:span text:style-name="_5f_pointillés_20_gris"><text:span text:style-name="T48">4</text:span></text:span><text:span text:style-name="_5f_pointillés_20_gris"><text:span text:style-name="T49">x</text:span></text:span></text:p>
      <text:p text:style-name="P55"><text:span text:style-name="_5f_pointillés_20_gris"><text:span text:style-name="T30"><text:tab/></text:span></text:span></text:p>
      <text:list xml:id="list172803908032966" text:continue-list="list172803992787478" text:style-name="_5f_Numérotation_20_des_20_exercices_20_livrets_20_bis">
        <text:list-item>
          <text:list>
            <text:list-header>
              <text:p text:style-name="P58"><text:span text:style-name="_5f_pointillés_20_gris"><text:span text:style-name="T30"><text:tab/></text:span></text:span></text:p>
              <text:p text:style-name="P58"><text:span text:style-name="_5f_pointillés_20_gris"><text:span text:style-name="T30"><text:tab/></text:span></text:span></text:p>
              <text:p text:style-name="P52"><text:span text:style-name="_5f_pointillés_20_gris"><text:span text:style-name="T29"><text:tab/></text:span></text:span></text:p>
            </text:list-header>
          </text:list>
        </text:list-item>
      </text:list>
      <text:list xml:id="list172803839334813" text:continue-list="list172804527841644" text:style-name="Num_5f_Exo">
        <text:list-item>
          <text:h text:style-name="P49" text:outline-level="1"> On considère l’équation suivante :</text:h>
        </text:list-item>
      </text:list>
      <text:list xml:id="list402732951511211574" text:style-name="_5f_Numérotation_20_des_20_exercices_20_livrets">
        <text:list-header>
          <text:p text:style-name="P63">5<text:span text:style-name="T44">x</text:span><text:span text:style-name="T18"> </text:span><text:span text:style-name="T39"></text:span><text:span text:style-name="T20"> </text:span>3(8<text:span text:style-name="T18"> </text:span><text:span text:style-name="T10">−</text:span><text:span text:style-name="T18"> </text:span>2<text:span text:style-name="T44">x</text:span>)<text:span text:style-name="T20"> </text:span><text:span text:style-name="T13">=</text:span><text:span text:style-name="T20"> </text:span>15<text:span text:style-name="T18"> </text:span><text:span text:style-name="T10">−</text:span><text:span text:style-name="T18"> </text:span>(<text:span text:style-name="T44">x</text:span><text:span text:style-name="T28"> </text:span><text:span text:style-name="T17">−</text:span><text:span text:style-name="T28"> </text:span>9).</text:p>
        </text:list-header>
      </text:list>
      <text:list xml:id="list172803301466411" text:continue-list="list172803526970914" text:style-name="liste_5f_abc">
        <text:list-item text:start-value="1">
          <text:p text:style-name="P68">4 est-il solution de cette équation ?</text:p>
        </text:list-item>
      </text:list>
      <text:list xml:id="list172804384777535" text:continue-list="list402732951511211574" text:style-name="_5f_Numérotation_20_des_20_exercices_20_livrets">
        <text:list-header>
          <text:p text:style-name="P54"><text:span text:style-name="_5f_pointillés_20_gris"><text:span text:style-name="T30"><text:tab/></text:span></text:span></text:p>
        </text:list-header>
      </text:list>
      <text:p text:style-name="P39"><text:span text:style-name="_5f_pointillés_20_gris"><text:span text:style-name="T30"><text:tab/></text:span></text:span></text:p>
      <text:p text:style-name="P39"><text:span text:style-name="_5f_pointillés_20_gris"><text:span text:style-name="T30"><text:tab/></text:span></text:span></text:p>
      <text:list xml:id="list172804736015280" text:continue-list="list172803301466411" text:style-name="liste_5f_abc">
        <text:list-item>
          <text:p text:style-name="P69">(<text:span text:style-name="T10">−</text:span>3) est-il solution de cette équation ?</text:p>
        </text:list-item>
      </text:list>
      <text:list xml:id="list172804911155139" text:continue-list="list172804384777535" text:style-name="_5f_Numérotation_20_des_20_exercices_20_livrets">
        <text:list-header>
          <text:p text:style-name="P54"><text:span text:style-name="_5f_pointillés_20_gris"><text:span text:style-name="T30"><text:tab/></text:span></text:span></text:p>
        </text:list-header>
      </text:list>
      <text:p text:style-name="P39"><text:span text:style-name="_5f_pointillés_20_gris"><text:span text:style-name="T30"><text:tab/></text:span></text:span></text:p>
      <text:p text:style-name="P39"><text:span text:style-name="_5f_pointillés_20_gris"><text:span text:style-name="T30"><text:tab/></text:span></text:span></text:p>
      <text:list xml:id="list172805028666650" text:continue-list="list172804736015280" text:style-name="liste_5f_abc">
        <text:list-item>
          <text:p text:style-name="P70">Teste une valeur de ton choix. Je choisis :<text:span text:style-name="_5f_pointillés_20_gris"> <text:tab/></text:span></text:p>
        </text:list-item>
      </text:list>
      <text:list xml:id="list172804724165697" text:continue-list="list172804911155139" text:style-name="_5f_Numérotation_20_des_20_exercices_20_livrets">
        <text:list-header>
          <text:p text:style-name="P54"><text:span text:style-name="_5f_pointillés_20_gris"><text:span text:style-name="T30"><text:tab/></text:span></text:span></text:p>
        </text:list-header>
      </text:list>
      <text:p text:style-name="P39"><text:span text:style-name="_5f_pointillés_20_gris"><text:span text:style-name="T30"><text:tab/></text:span></text:span></text:p>
      <text:p text:style-name="P39"><text:span text:style-name="_5f_pointillés_20_gris"><text:span text:style-name="T30"><text:tab/></text:span></text:span></text:p>
      <text:list xml:id="list172804924333881" text:continue-list="list172805028666650" text:style-name="liste_5f_abc">
        <text:list-item>
          <text:p text:style-name="P69">Compare ta réponse à la question <text:span text:style-name="_5f_Numéros_20_second_20_exercice_20_livret"><text:span text:style-name="T45">c.</text:span></text:span> avec celles de tes camarades. Que remarques-tu ?</text:p>
        </text:list-item>
      </text:list>
      <text:p text:style-name="P39"><text:span text:style-name="_5f_pointillés_20_gris"><text:span text:style-name="T30"><text:tab/></text:span></text:span></text:p>
      <text:p text:style-name="P39"><text:span text:style-name="_5f_pointillés_20_gris"><text:span text:style-name="T29"><text:tab/></text:span></text:span></text:p>
      <text:p text:style-name="P39"><text:span text:style-name="_5f_pointillés_20_gris"><text:span text:style-name="T30"><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Webdings" svg:font-family="Webdings" style:font-adornments="Oblique" style:font-family-generic="roman"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3"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3"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3"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4"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3"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3"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Réponse_20_exemple" style:display-name="_Réponse exemple" style:family="paragraph">
      <loext:graphic-properties draw:fill="solid" draw:fill-color="#f2ffe5" draw:opacity="100%"/>
      <style:paragraph-properties fo:margin-top="0.199cm" fo:margin-bottom="0.199cm" loext:contextual-spacing="false" fo:background-color="#f2ffe5"/>
      <style:text-properties style:font-name="Bitstream Vera Sans3" fo:font-family="'Bitstream Vera Sans'" style:font-style-name="Roman" style:font-family-generic="swiss" style:font-pitch="variable" fo:font-size="9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3"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3"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1"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3"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style:font-name="Bitstream Vera Sans3"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5"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3"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3"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Police_20_par_20_défaut" style:display-name="Police par défaut" style:family="text"/>
    <style:style style:name="_2d_Numéros_20_de_20_s_27_entraîner" style:display-name="-Numéros de s'entraîner" style:family="text">
      <style:text-properties fo:color="#ffffff" style:font-name="Bitstream Vera Sans3"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5"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3"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3"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3"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3"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3"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style:font-name="Bitstream Vera Sans3"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En-tête">
      <style:text-properties officeooo:paragraph-rsid="004f366d"/>
    </style:style>
    <style:style style:name="MP2" style:family="paragraph" style:parent-style-name="_5f_Pied_20_de_20_page" style:list-style-name=""/>
    <style:style style:name="MP3" style:family="paragraph" style:parent-style-name="_5f_Pied_20_de_20_page">
      <style:paragraph-properties fo:text-align="end" style:justify-single-word="false"/>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 fo:font-size="11pt" fo:font-style="italic" fo:text-shadow="1pt 1pt" fo:font-weight="bold"/>
    </style:style>
    <style:style style:name="MP5"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_5f_Pied_20_de_20_page" style:list-style-name="">
      <style:paragraph-properties fo:text-align="end" style:justify-single-word="false"/>
    </style:style>
    <style:style style:name="MP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 fo:font-size="11pt" fo:font-style="italic" fo:text-shadow="1pt 1pt" fo:font-weight="bold"/>
    </style:style>
    <style:style style:name="MP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style:text-properties fo:font-size="14pt" style:font-size-asian="14pt" style:font-size-complex="14pt"/>
    </style:style>
    <style:style style:name="MP12" style:family="paragraph" style:parent-style-name="Header">
      <style:paragraph-properties fo:text-align="end" style:justify-single-word="false"/>
      <style:text-properties fo:font-size="12pt" style:font-size-asian="12pt" style:font-size-complex="12pt"/>
    </style:style>
    <style:style style:name="MP13" style:family="paragraph" style:parent-style-name="Standard">
      <style:text-properties fo:font-size="2pt" style:font-size-asian="2pt" style:font-size-complex="2pt"/>
    </style:style>
    <style:style style:name="MP14" style:family="paragraph" style:parent-style-name="Header">
      <style:text-properties fo:font-size="3pt" style:font-size-asian="4pt" style:font-size-complex="4pt"/>
    </style:style>
    <style:style style:name="MP15"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MP16"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MP17"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 fo:font-size="11pt" fo:font-style="italic" fo:text-shadow="1pt 1pt" fo:font-weight="bold"/>
    </style:style>
    <style:style style:name="MP1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Standard">
      <style:text-properties fo:font-size="6pt" style:font-size-asian="6pt" style:font-size-complex="6pt"/>
    </style:style>
    <style:style style:name="MP23"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_5f_En-tête">
      <style:text-properties fo:font-size="16pt" officeooo:rsid="004f366d" officeooo:paragraph-rsid="004f366d" style:font-size-asian="16pt" style:font-size-complex="16pt"/>
    </style:style>
    <style:style style:name="MP26" style:family="paragraph">
      <loext:graphic-properties draw:fill="solid" draw:fill-color="#d7e12c"/>
    </style:style>
    <style:style style:name="MP27" style:family="paragraph">
      <style:paragraph-properties fo:text-align="center"/>
    </style:style>
    <style:style style:name="MP28" style:family="paragraph">
      <loext:graphic-properties draw:fill="none" draw:fill-color="#ffffff"/>
      <style:paragraph-properties fo:text-align="center"/>
      <style:text-properties fo:color="#ffffff" style:font-name="Bitstream Vera Sans4" fo:font-size="16pt" fo:font-weight="bold" style:font-size-asian="16pt" style:font-weight-asian="bold" style:font-size-complex="16pt" style:font-weight-complex="bold"/>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paragraph-rsid="003341e8"/>
    </style:style>
    <style:style style:name="MT1" style:family="text">
      <style:text-properties officeooo:rsid="004f366d"/>
    </style:style>
    <style:style style:name="MT2" style:family="text">
      <style:text-properties fo:font-variant="small-caps"/>
    </style:style>
    <style:style style:name="MT3"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style:font-name="Bitstream Vera Sans4" fo:font-size="16pt" fo:font-weight="bold" style:font-size-asian="16pt" style:font-weight-asian="bold" style:font-size-complex="16pt" style:font-weight-complex="bold"/>
    </style:style>
    <style:style style:name="MT7" style:family="text">
      <style:text-properties officeooo:rsid="0056f505"/>
    </style:style>
    <style:style style:name="MT8" style:family="text">
      <style:text-properties officeooo:rsid="004ebb8a"/>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3"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0.7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3cm" fo:margin-left="0cm" fo:margin-right="0cm" fo:margin-bottom="1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MP1">Série 2: <text:span text:style-name="MT1">Vérifier si un nombre est solution d'équation ou d'inéquation</text:span></text:p>
      </style:header>
      <style:footer>
        <text:h text:style-name="MP2"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3"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4"><text:span text:style-name="MT2">Série 1 :</text:span> <text:span text:style-name="MT2">???</text:span></text:p>
      </style:header>
      <style:footer>
        <text:p text:style-name="MP5">...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6"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7">Série 2: Multiplier deux nombres relatifs</text:p>
      </style:header>
      <style:footer>
        <text:h text:style-name="MP8"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4"><text:span text:style-name="MT2">Série 2 :</text:span> <text:span text:style-name="MT2">???</text:span></text:p>
      </style:header>
      <style:footer>
        <text:p text:style-name="MP9">Chapitre <text:span text:style-name="MT3">? : ...</text:span></text:p>
      </style:footer>
      <style:footer-left>
        <text:p text:style-name="MP10">Série 2 :<text:tab/> <text:s text:c="87"/>Chapitre G? : ...</text:p>
      </style:footer-left>
    </style:master-page>
    <style:master-page style:name="_5f_Fiche_20_du_20_livret_20_pair" style:display-name="_Fiche du livret pair" style:page-layout-name="Mpm10">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1">N4 : Fractions</text:p>
                    </table:table-cell>
                    <table:table-cell table:style-name="Tableau18.A1" office:value-type="string">
                      <text:p text:style-name="MP11"/>
                    </table:table-cell>
                  </table:table-row>
                  <table:table-row table:style-name="Tableau18.B1.1">
                    <table:table-cell table:style-name="Tableau18.A1" office:value-type="string">
                      <text:p text:style-name="MP12">Série 1 : Fractions et parts</text:p>
                    </table:table-cell>
                    <table:table-cell table:style-name="Tableau18.A1" office:value-type="string">
                      <text:p text:style-name="MP12"/>
                    </table:table-cell>
                  </table:table-row>
                </table:table>
              </table:table-cell>
            </table:table-row>
          </table:table-header-rows>
        </table:table>
        <text:p text:style-name="MP13"/>
      </style:header>
    </style:master-page>
    <style:master-page style:name="_5f_Fiche_20_éditeur_20_série_20_1_20_impaire_20__28_D_29_" style:display-name="_Fiche éditeur série 1 impaire (D)" style:page-layout-name="Mpm11" style:next-style-name="_5f_Fiche_20_éditeur_20_série_20_1_20_paire_20__28_G_29_">
      <style:header>
        <text:p text:style-name="MP4"><text:span text:style-name="MT2">Série 1 :</text:span> <text:span text:style-name="MT2">???</text:span></text:p>
      </style:header>
      <style:footer>
        <text:p text:style-name="MP9">Chapitre ? : ...</text:p>
      </style:footer>
      <style:footer-left>
        <text:p text:style-name="MP10">Série 1 :<text:tab/><text:tab/> <text:s text:c="43"/>Chapitre G? : ...</text:p>
      </style:footer-left>
    </style:master-page>
    <style:master-page style:name="_5f_Fiche_20_format_20_Site" style:display-name="_Fiche format Site" style:page-layout-name="Mpm12">
      <style:header>
        <text:p text:style-name="MP14"/>
        <text:p text:style-name="MP15"><text:span text:style-name="MT4">Chapitre N3 :</text:span> <text:span text:style-name="MT5">Nombres fractions</text:span></text:p>
        <text:p text:style-name="MP16">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4"><text:span text:style-name="MT2">Série 3 :</text:span> <text:span text:style-name="MT2">???</text:span></text:p>
      </style:header>
      <style:footer>
        <text:p text:style-name="MP9">Chapitre ? : ...</text:p>
      </style:footer>
      <style:footer-left>
        <text:p text:style-name="MP17"/>
      </style:footer-left>
    </style:master-page>
    <style:master-page style:name="_5f_Fiche_20_éditeur_20_série_20_4_20_impaire_20__28_D_29_" style:display-name="_Fiche éditeur série 4 impaire (D)" style:page-layout-name="Mpm13" style:next-style-name="_5f_Fiche_20_éditeur_20_série_20_4_20_paire_20__28_G_29_">
      <style:header>
        <text:p text:style-name="MP18">Série 4 : ???</text:p>
      </style:header>
      <style:footer>
        <text:p text:style-name="MP19">Chapitre ? : ...</text:p>
      </style:footer>
      <style:footer-left>
        <text:p text:style-name="MP17"/>
      </style:footer-left>
    </style:master-page>
    <style:master-page style:name="_5f_Fiche_20_éditeur_20_synthèse_20_impaire_20__28_D_29_" style:display-name="_Fiche éditeur synthèse impaire (D)" style:page-layout-name="Mpm13" style:next-style-name="_5f_Fiche_20_éditeur_20_synthèse_20_paire_20__28_G_29_">
      <style:header>
        <text:p text:style-name="MP18">Synthèse</text:p>
      </style:header>
      <style:footer>
        <text:p text:style-name="MP9">Chapitre ? : ...</text:p>
      </style:footer>
      <style:footer-left>
        <text:p text:style-name="MP20"/>
      </style:footer-left>
    </style:master-page>
    <style:master-page style:name="_5f_Fiche_20_éditeur_20_série_20_1_20_paire_20__28_G_29_" style:display-name="_Fiche éditeur série 1 paire (G)" style:page-layout-name="Mpm14" style:next-style-name="_5f_Fiche_20_éditeur_20_série_20_1_20_impaire_20__28_D_29_">
      <style:header>
        <text:p text:style-name="MP4"><text:span text:style-name="MT2">Série 1 :</text:span> <text:span text:style-name="MT2">???</text:span></text:p>
      </style:header>
      <style:footer>
        <text:p text:style-name="MP5">Chapitre ? : ...</text:p>
      </style:footer>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8">Série 3 : ???</text:p>
      </style:header>
      <style:footer>
        <text:p text:style-name="MP21">Chapitre ? : ...</text:p>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8">Série 4 : ???</text:p>
      </style:header>
      <style:footer>
        <text:p text:style-name="MP21">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8">Synthèse</text:p>
      </style:header>
      <style:footer>
        <text:p text:style-name="MP5">Chapitre ? : ...</text:p>
      </style:footer>
    </style:master-page>
    <style:master-page style:name="_5f_Fiche_20_du_20_livret_20_Génération_20_5" style:display-name="_Fiche du livret Génération 5" style:page-layout-name="Mpm15">
      <style:header>
        <text:p text:style-name="MP22"><text:tab/><text:tab/><text:tab/><text:tab/><text:tab/><text:tab/></text:p>
        <text:p text:style-name="MP22"/>
      </style:header>
      <style:footer>
        <text:p text:style-name="MP23">Chapitre G? :<text:tab/><text:tab/> <text:s text:c="93"/>Série ? :</text:p>
      </style:footer>
      <style:footer-left>
        <text:p text:style-name="MP24">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style:header>
        <text:p text:style-name="MP25"><draw:path text:anchor-type="paragraph" draw:z-index="4" draw:style-name="Mgr1" draw:text-style-name="MP26" svg:width="4.329cm" svg:height="2.24cm" svg:x="-1.499cm" svg:y="-1cm" svg:viewBox="0 0 4330 2241" svg:d="M0 2241l3984-288c209-15 363-168 345-342l-170-1611h-4159z"><text:p/></draw:path><draw:frame text:anchor-type="paragraph" draw:z-index="5" draw:style-name="Mgr2" draw:text-style-name="MP28" svg:width="2.703cm" svg:height="0.715cm" draw:transform="rotate (0.0872664625997165) translate (-0.172861111111111cm 0.596194444444445cm)"><draw:text-box><text:p text:style-name="MP27"><text:span text:style-name="MT6">Série 4</text:span></text:p></draw:text-box></draw:frame><draw:line text:anchor-type="paragraph" draw:z-index="7" draw:style-name="Mgr3" draw:text-style-name="MP27" svg:x1="-3.434cm" svg:y1="0.36cm" svg:x2="-2.003cm" svg:y2="0.36cm"><text:p/></draw:line><draw:line text:anchor-type="paragraph" draw:z-index="8" draw:style-name="Mgr3" draw:text-style-name="MP27" svg:x1="15.108cm" svg:y1="1.101cm" svg:x2="27.413cm" svg:y2="1.101cm"><text:p/></draw:line>Vérifier si un nombre est solution <text:line-break/>d’<text:span text:style-name="MT7">une </text:span>équation</text:p>
      </style:header>
      <style:footer>
        <text:p text:style-name="MP29"><draw:frame draw:style-name="Mfr1" draw:name="Cadre1" text:anchor-type="paragraph" svg:y="-0.06cm" draw:z-index="2"><draw:text-box fo:min-height="0.499cm" fo:min-width="1cm"><draw:frame draw:style-name="Mfr2" draw:name="Cadre2" text:anchor-type="frame" svg:x="0.45cm" svg:y="0.079cm" svg:width="0.817cm" draw:z-index="3"><draw:text-box fo:min-height="0.355cm"><text:p text:style-name="MP30"><draw:g text:anchor-type="paragraph" draw:z-index="6" draw:style-name="Mgr4"><draw:path draw:style-name="Mgr5" draw:text-style-name="MP31" svg:width="0.855cm" svg:height="1.172cm" svg:x="-0.03cm" svg:y="-0.194cm" svg:viewBox="0 0 856 1173" svg:d="M856 1173h-856v-991c0-100 79-182 175-182h505c97 0 176 82 176 182z"><text:p/></draw:path></draw:g><text:page-number text:select-page="current">46</text:page-number></text:p></draw:text-box></draw:frame><text:p text:style-name="MP32"><text:span text:style-name="MT8">Le rôle de la lettre et du signe égal</text:span> • A<text:span text:style-name="MT8">6</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22T17:28:02.791000000</dc:date>
    <meta:printed-by>Katia Hache</meta:printed-by>
    <meta:print-date>2008-12-06T20:07:18</meta:print-date>
    <meta:editing-cycles>111</meta:editing-cycles>
    <meta:editing-duration>P1DT5H32M18S</meta:editing-duration>
    <meta:document-statistic meta:table-count="2" meta:image-count="0" meta:object-count="2" meta:page-count="2" meta:paragraph-count="128" meta:word-count="426" meta:character-count="2196" meta:non-whitespace-character-count="1395"/>
    <meta:user-defined meta:name="Info 1"/>
    <meta:user-defined meta:name="Info 2"/>
    <meta:user-defined meta:name="Info 3"/>
    <meta:user-defined meta:name="Info 4"/>
  </office:meta>
</office:document-meta>
</file>

<file path=Object 1/content.xml><?xml version="1.0" encoding="utf-8"?>
<math xmlns="http://www.w3.org/1998/Math/MathML" display="block">
  <semantics>
    <mstyle mathsize="10pt">
      <mfrac>
        <mn>2</mn>
        <mn>3</mn>
      </mfrac>
    </mstyle>
    <annotation encoding="StarMath 5.0">size 10{{2} over 3}</annotation>
  </semantics>
</math>
</file>

<file path=Object 2/content.xml><?xml version="1.0" encoding="utf-8"?>
<!DOCTYPE math  PUBLIC '-//OpenOffice.org//DTD Modified W3C MathML 1.01//EN'  'math.dtd'>
<math:math xmlns:math="http://www.w3.org/1998/Math/MathML">
  <math:semantics>
    <math:mfrac>
      <math:mstyle math:fontsize="12pt">
        <math:mrow>
          <math:mi>x</math:mi>
        </math:mrow>
      </math:mstyle>
      <math:mstyle math:fontsize="10pt">
        <math:mrow>
          <math:mn>3</math:mn>
        </math:mrow>
      </math:mstyle>
    </math:mfrac>
    <math:annotation math:encoding="StarMath 5.0">size 12 {x} over size 10 {3}</math:annotation>
  </math:semantics>
</math:math>
</file>